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036cm" fo:min-width="3.183cm"/>
    </style:style>
    <style:style style:name="gr2" style:family="graphic" style:parent-style-name="standard">
      <style:graphic-properties draw:textarea-horizontal-align="justify" draw:textarea-vertical-align="middle" draw:auto-grow-height="false" fo:min-height="0.828cm" fo:min-width="1.027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2.417cm" fo:min-width="4.072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1.188cm" fo:min-width="2.016cm"/>
    </style:style>
    <style:style style:name="gr7" style:family="graphic" style:parent-style-name="standard">
      <style:graphic-properties draw:textarea-horizontal-align="justify" draw:textarea-vertical-align="middle" draw:auto-grow-height="false" fo:min-height="2.544cm" fo:min-width="3.691cm"/>
    </style:style>
    <style:style style:name="gr8" style:family="graphic" style:parent-style-name="standard">
      <style:graphic-properties draw:textarea-horizontal-align="justify" draw:textarea-vertical-align="middle" draw:auto-grow-height="false" fo:min-height="1.906cm" fo:min-width="2.465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683cm" svg:height="2.286cm" svg:x="5.699cm" svg:y="4.175cm">
          <text:p text:style-name="P1">Simple</text:p>
          <text:p text:style-name="P1">Server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59cm" svg:height="1.524cm" svg:x="2.397cm" svg:y="3.159cm">
          <text:p text:style-name="P1">Cli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159cm" svg:height="1.524cm" svg:x="5.572cm" svg:y="1.381cm">
          <text:p text:style-name="P1">Cli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159cm" svg:height="1.524cm" svg:x="9.382cm" svg:y="1.635cm">
          <text:p text:style-name="P1">Cli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4.556cm" svg:y1="3.921cm" svg:x2="5.826cm" svg:y2="4.81cm">
          <text:p/>
        </draw:line>
        <draw:line draw:style-name="gr3" draw:text-style-name="P2" draw:layer="layout" svg:x1="6.588cm" svg:y1="2.905cm" svg:x2="7.096cm" svg:y2="4.302cm">
          <text:p/>
        </draw:line>
        <draw:line draw:style-name="gr3" draw:text-style-name="P2" draw:layer="layout" svg:x1="9.763cm" svg:y1="3.032cm" svg:x2="8.493cm" svg:y2="4.302cm">
          <text:p/>
        </draw:line>
        <draw:line draw:style-name="gr3" draw:text-style-name="P2" draw:layer="layout" svg:x1="9.382cm" svg:y1="5.191cm" svg:x2="12.176cm" svg:y2="5.191cm">
          <text:p/>
        </draw:line>
        <draw:custom-shape draw:style-name="gr4" draw:text-style-name="P1" draw:layer="layout" svg:width="4.572cm" svg:height="2.667cm" svg:x="12.049cm" svg:y="3.794cm">
          <text:p text:style-name="P1">Database</text:p>
          <draw:enhanced-geometry svg:viewBox="0 0 21600 21600" draw:type="rectangle" draw:enhanced-path="M 0 0 L 21600 0 21600 21600 0 21600 0 0 Z N"/>
        </draw:custom-shape>
        <draw:line draw:style-name="gr5" draw:text-style-name="P2" draw:layer="layout" svg:x1="10.398cm" svg:y1="5.191cm" svg:x2="10.398cm" svg:y2="7.604cm">
          <text:p/>
        </draw:line>
        <draw:custom-shape draw:style-name="gr6" draw:text-style-name="P1" draw:layer="layout" svg:width="3.556cm" svg:height="2.032cm" svg:x="8.747cm" svg:y="6.969cm">
          <text:p text:style-name="P1">SQL</text:p>
          <text:p text:style-name="P1">Connecto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15.224cm" svg:y1="6.461cm" svg:x2="15.224cm" svg:y2="9.382cm">
          <text:p/>
        </draw:line>
        <draw:custom-shape draw:style-name="gr7" draw:text-style-name="P1" draw:layer="layout" svg:width="4.191cm" svg:height="2.794cm" svg:x="14.081cm" svg:y="9.382cm">
          <text:p text:style-name="P1">Django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14.081cm" svg:y1="10.906cm" svg:x2="7.223cm" svg:y2="10.906cm">
          <text:p/>
        </draw:line>
        <draw:custom-shape draw:style-name="gr8" draw:text-style-name="P1" draw:layer="layout" svg:width="4.191cm" svg:height="3.048cm" svg:x="3.032cm" svg:y="9.382cm">
          <text:p text:style-name="P1">Secure HTML</text:p>
          <text:p text:style-name="P1">Pag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07T20:50:39.310219795</meta:creation-date>
    <dc:date>2017-12-07T20:55:58.216707282</dc:date>
    <meta:editing-duration>PT5M19S</meta:editing-duration>
    <meta:editing-cycles>1</meta:editing-cycles>
    <meta:document-statistic meta:object-count="15"/>
    <meta:generator>LibreOffice/5.1.6.2$Linux_X86_64 LibreOffice_project/10m0$Build-2</meta:generator>
  </office:meta>
</office:document-meta>
</file>